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5cm"/>
    </style:style>
    <style:style style:name="gr5" style:family="graphic" style:parent-style-name="text">
      <style:graphic-properties draw:stroke="none" svg:stroke-color="#000000" draw:fill="none" draw:fill-color="#ffffff" fo:min-height="0.637cm"/>
    </style:style>
    <style:style style:name="gr6" style:family="graphic" style:parent-style-name="text">
      <style:graphic-properties draw:stroke="none" svg:stroke-color="#000000" draw:fill="none" draw:fill-color="#ffffff" fo:min-height="0.51cm"/>
    </style:style>
    <style:style style:name="gr7" style:family="graphic" style:parent-style-name="text">
      <style:graphic-properties draw:stroke="none" svg:stroke-color="#000000" draw:fill="none" draw:fill-color="#ffffff" fo:min-height="0.95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39cm"/>
    </style:style>
    <style:style style:name="gr10" style:family="graphic" style:parent-style-name="standard">
      <style:graphic-properties draw:stroke="none" svg:stroke-color="#000000" draw:fill="none" draw:fill-color="#ffffff" fo:min-height="0.319cm"/>
    </style:style>
    <style:style style:name="gr11" style:family="graphic" style:parent-style-name="text">
      <style:graphic-properties draw:stroke="none" svg:stroke-color="#000000" draw:fill="none" draw:fill-color="#ffffff" fo:min-height="0.9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</style:style>
    <style:style style:name="gr13" style:family="graphic" style:parent-style-name="standard">
      <style:graphic-properties draw:stroke="none" svg:stroke-color="#000000" draw:fill="none" draw:fill-color="#ffffff" fo:min-height="0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794cm" svg:height="1.651cm" svg:x="11.639cm" svg:y="5.948cm">
          <text:p text:style-name="P1"><text:span text:style-name="T1">STANDBY</text:span></text:p>
          <text:p text:style-name="P1"><text:span text:style-name="T2"/></text:p>
          <text:p text:style-name="P1"><text:span text:style-name="T2"/></text:p>
        </draw:ellipse>
        <draw:ellipse draw:style-name="gr2" draw:text-style-name="P2" draw:layer="layout" svg:width="2.794cm" svg:height="1.651cm" svg:x="1.454cm" svg:y="7.96cm">
          <text:p text:style-name="P1"><text:span text:style-name="T1">Recalibrate</text:span></text:p>
          <text:p text:style-name="P1"><text:span text:style-name="T2"/></text:p>
          <text:p text:style-name="P1"><text:span text:style-name="T2">Set RECAL</text:span></text:p>
        </draw:ellipse>
        <draw:ellipse draw:style-name="gr2" draw:text-style-name="P2" draw:layer="layout" svg:width="2.794cm" svg:height="1.651cm" svg:x="11.766cm" svg:y="8.615cm">
          <text:p text:style-name="P1"><text:span text:style-name="T1">TARE</text:span></text:p>
          <text:p text:style-name="P1"><text:span text:style-name="T2"/></text:p>
        </draw:ellipse>
        <draw:ellipse draw:style-name="gr2" draw:text-style-name="P2" draw:layer="layout" svg:width="2.794cm" svg:height="1.651cm" svg:x="11.893cm" svg:y="11.409cm">
          <text:p text:style-name="P1"><text:span text:style-name="T1">WAIT_FOR_10ML</text:span></text:p>
          <text:p text:style-name="P1"><text:span text:style-name="T2"/></text:p>
        </draw:ellipse>
        <draw:line draw:style-name="gr3" draw:text-style-name="P2" draw:layer="layout" svg:x1="13.163cm" svg:y1="7.599cm" svg:x2="13.163cm" svg:y2="8.615cm">
          <text:p/>
        </draw:line>
        <draw:frame draw:style-name="gr4" draw:text-style-name="P3" draw:layer="layout" svg:width="2.794cm" svg:height="1.205cm" svg:x="15.068cm" svg:y="5.44cm">
          <draw:text-box>
            <text:p><text:span text:style-name="T2">wifi button</text:span></text:p>
            <text:p><text:span text:style-name="T2"><text:s text:c="3"/></text:span><text:span text:style-name="T2">pressed</text:span></text:p>
          </draw:text-box>
        </draw:frame>
        <draw:line draw:style-name="gr3" draw:text-style-name="P1" draw:layer="layout" svg:x1="13.29cm" svg:y1="10.266cm" svg:x2="13.29cm" svg:y2="11.409cm">
          <text:p/>
        </draw:line>
        <draw:frame draw:style-name="gr5" draw:layer="layout" svg:width="2.95cm" svg:height="0.887cm" svg:x="13.163cm" svg:y="10.395cm">
          <draw:text-box>
            <text:p>NEXT Pressed &amp; <text:s text:c="2"/>Not RECAL</text:p>
          </draw:text-box>
        </draw:frame>
        <draw:ellipse draw:style-name="gr2" draw:text-style-name="P2" draw:layer="layout" svg:width="2.794cm" svg:height="1.651cm" svg:x="17.129cm" svg:y="7.731cm">
          <text:p text:style-name="P1"><text:span text:style-name="T1"/></text:p>
          <text:p text:style-name="P1"><text:span text:style-name="T1">WIFI_CONNECT</text:span></text:p>
          <text:p text:style-name="P1"><text:span text:style-name="T2">Display IP</text:span></text:p>
          <text:p text:style-name="P1"><text:span text:style-name="T2">address</text:span></text:p>
          <text:p text:style-name="P1"><text:span text:style-name="T2"/></text:p>
        </draw:ellipse>
        <draw:ellipse draw:style-name="gr2" draw:text-style-name="P2" draw:layer="layout" svg:width="2.794cm" svg:height="1.651cm" svg:x="11.82cm" svg:y="14.203cm">
          <text:p text:style-name="P1"><text:span text:style-name="T2"/></text:p>
          <text:p text:style-name="P1"><text:span text:style-name="T1">ACQUIRE</text:span></text:p>
          <text:p text:style-name="P1"><text:span text:style-name="T2"/></text:p>
          <text:p text:style-name="P1"><text:span text:style-name="T2">Store data</text:span></text:p>
          <text:p text:style-name="P1"><text:span text:style-name="T2">In RAM</text:span></text:p>
          <text:p text:style-name="P1"><text:span text:style-name="T2"/></text:p>
        </draw:ellipse>
        <draw:line draw:style-name="gr3" draw:text-style-name="P1" draw:layer="layout" svg:x1="13.29cm" svg:y1="13.06cm" svg:x2="13.29cm" svg:y2="14.203cm">
          <text:p/>
        </draw:line>
        <draw:frame draw:style-name="gr6" draw:layer="layout" svg:width="1.778cm" svg:height="0.76cm" svg:x="13.163cm" svg:y="13.189cm">
          <draw:text-box>
            <text:p>Got 10mL</text:p>
          </draw:text-box>
        </draw:frame>
        <draw:ellipse draw:style-name="gr2" draw:text-style-name="P2" draw:layer="layout" svg:width="3.077cm" svg:height="1.783cm" svg:x="11.693cm" svg:y="19.791cm">
          <text:p text:style-name="P1"><text:span text:style-name="T2"/></text:p>
          <text:p text:style-name="P1"><text:span text:style-name="T1">COMPUTE_QMAX</text:span></text:p>
          <text:p text:style-name="P1"><text:span text:style-name="T2">Compute rate,</text:span></text:p>
          <text:p text:style-name="P1"><text:span text:style-name="T2">find max,</text:span></text:p>
          <text:p text:style-name="P1"><text:span text:style-name="T2">write to uSD card</text:span></text:p>
          <text:p text:style-name="P1"><text:span text:style-name="T2"/></text:p>
        </draw:ellipse>
        <draw:line draw:style-name="gr3" draw:text-style-name="P1" draw:layer="layout" svg:x1="13.236cm" svg:y1="18.648cm" svg:x2="13.236cm" svg:y2="19.791cm">
          <text:p/>
        </draw:line>
        <draw:frame draw:style-name="gr7" draw:layer="layout" svg:width="2.213cm" svg:height="1.205cm" svg:x="13.109cm" svg:y="18.777cm">
          <draw:text-box>
            <text:p>NEXT button pressed</text:p>
          </draw:text-box>
        </draw:frame>
        <draw:line draw:style-name="gr8" draw:text-style-name="P1" draw:layer="layout" svg:x1="14.306cm" svg:y1="6.583cm" svg:x2="15.732cm" svg:y2="6.461cm">
          <text:p/>
        </draw:line>
        <draw:line draw:style-name="gr3" draw:text-style-name="P1" draw:layer="layout" svg:x1="15.732cm" svg:y1="6.461cm" svg:x2="16.875cm" svg:y2="5.699cm">
          <text:p/>
        </draw:line>
        <draw:ellipse draw:style-name="gr2" draw:text-style-name="P2" draw:layer="layout" svg:width="2.794cm" svg:height="1.651cm" svg:x="11.893cm" svg:y="16.997cm">
          <text:p text:style-name="P1"><text:span text:style-name="T2"/></text:p>
          <text:p text:style-name="P1"><text:span text:style-name="T1">VOLUME</text:span></text:p>
          <text:p text:style-name="P1"><text:span text:style-name="T2">Enter total fluid</text:span></text:p>
          <text:p text:style-name="P1"><text:span text:style-name="T2">volume for</text:span></text:p>
          <text:p text:style-name="P1"><text:span text:style-name="T2">calibration check</text:span></text:p>
          <text:p text:style-name="P1"><text:span text:style-name="T2"/></text:p>
        </draw:ellipse>
        <draw:line draw:style-name="gr3" draw:text-style-name="P1" draw:layer="layout" svg:x1="13.236cm" svg:y1="15.854cm" svg:x2="13.236cm" svg:y2="16.997cm">
          <text:p/>
        </draw:line>
        <draw:frame draw:style-name="gr7" draw:layer="layout" svg:width="3.639cm" svg:height="1.205cm" svg:x="13.109cm" svg:y="15.983cm">
          <draw:text-box>
            <text:p>TARE button</text:p>
          </draw:text-box>
        </draw:frame>
        <draw:ellipse draw:style-name="gr2" draw:text-style-name="P2" draw:layer="layout" svg:width="2.794cm" svg:height="1.651cm" svg:x="1.381cm" svg:y="5.561cm">
          <text:p text:style-name="P1"><text:span text:style-name="T1">Time</text:span></text:p>
          <text:p text:style-name="P1"><text:span text:style-name="T1"/></text:p>
          <text:p text:style-name="P1"><text:span text:style-name="T2"/></text:p>
          <text:p text:style-name="P1"><text:span text:style-name="T2"/></text:p>
        </draw:ellipse>
        <draw:line draw:style-name="gr8" draw:text-style-name="P1" draw:layer="layout" svg:x1="17.129cm" svg:y1="8.566cm" svg:x2="15.605cm" svg:y2="8.566cm">
          <text:p/>
        </draw:line>
        <draw:line draw:style-name="gr3" draw:text-style-name="P1" draw:layer="layout" svg:x1="15.605cm" svg:y1="8.493cm" svg:x2="14.052cm" svg:y2="7.345cm">
          <text:p/>
        </draw:line>
        <draw:ellipse draw:style-name="gr2" draw:text-style-name="P2" draw:layer="layout" svg:width="2.794cm" svg:height="1.651cm" svg:x="3.413cm" svg:y="3.413cm">
          <text:p text:style-name="P1"><text:span text:style-name="T1">SERIALCMD</text:span></text:p>
          <text:p text:style-name="P1"><text:span text:style-name="T2"/></text:p>
          <text:p text:style-name="P1"><text:span text:style-name="T2">Parse cmd,,</text:span></text:p>
          <text:p text:style-name="P1"><text:span text:style-name="T2"><text:s/></text:span><text:span text:style-name="T2">execute it</text:span></text:p>
        </draw:ellipse>
        <draw:frame draw:style-name="gr9" draw:text-style-name="P3" draw:layer="layout" svg:width="3.665cm" svg:height="1.089cm" draw:transform="rotate (-0.016929693745529) translate (14.229cm 7.105cm)">
          <draw:text-box>
            <text:p><text:span text:style-name="T2">Connection Established,</text:span></text:p>
            <text:p><text:span text:style-name="T2">WifiConnected = true</text:span></text:p>
          </draw:text-box>
        </draw:frame>
        <draw:frame draw:style-name="gr7" draw:layer="layout" svg:width="2.086cm" svg:height="1.205cm" svg:x="12.909cm" svg:y="4.81cm">
          <draw:text-box>
            <text:p/>
            <text:p>5 sec</text:p>
          </draw:text-box>
        </draw:frame>
        <draw:ellipse draw:style-name="gr2" draw:text-style-name="P2" draw:layer="layout" svg:width="2.794cm" svg:height="1.651cm" svg:x="1.481cm" svg:y="10.198cm">
          <text:p text:style-name="P1"><text:span text:style-name="T1"/></text:p>
          <text:p text:style-name="P1"><text:span text:style-name="T1">Delete</text:span></text:p>
          <text:p text:style-name="P1"><text:span text:style-name="T3"/></text:p>
          <text:p text:style-name="P1"><text:span text:style-name="T3">Delete uflow.csv</text:span></text:p>
          <text:p text:style-name="P1"><text:span text:style-name="T3">and summary.csv</text:span></text:p>
          <text:p text:style-name="P1"><text:span text:style-name="T2"/></text:p>
          <text:p text:style-name="P1"><text:span text:style-name="T2"/></text:p>
        </draw:ellipse>
        <draw:ellipse draw:style-name="gr1" draw:text-style-name="P2" draw:layer="layout" svg:width="2.794cm" svg:height="1.651cm" svg:x="11.639cm" svg:y="3.286cm">
          <text:p text:style-name="P1"><text:span text:style-name="T1">POWERON</text:span></text:p>
          <text:p text:style-name="P1"><text:span text:style-name="T3">Version msg</text:span></text:p>
          <text:p text:style-name="P1"><text:span text:style-name="T3"/></text:p>
        </draw:ellipse>
        <draw:line draw:style-name="gr3" draw:text-style-name="P2" draw:layer="layout" svg:x1="13.036cm" svg:y1="4.937cm" svg:x2="13.036cm" svg:y2="5.953cm">
          <text:p/>
        </draw:line>
        <draw:line draw:style-name="gr3" draw:text-style-name="P2" draw:layer="layout" svg:x1="13.163cm" svg:y1="7.599cm" svg:x2="13.163cm" svg:y2="8.615cm">
          <text:p/>
        </draw:line>
        <draw:frame draw:style-name="gr10" draw:text-style-name="P3" draw:layer="layout" svg:width="2.413cm" svg:height="0.569cm" svg:x="10.523cm" svg:y="7.797cm">
          <draw:text-box>
            <text:p><text:span text:style-name="T2">TARE pressed</text:span></text:p>
          </draw:text-box>
        </draw:frame>
        <draw:ellipse draw:style-name="gr2" draw:text-style-name="P2" draw:layer="layout" svg:width="2.794cm" svg:height="1.651cm" svg:x="8.112cm" svg:y="11.414cm">
          <text:p text:style-name="P1"><text:span text:style-name="T2"/></text:p>
          <text:p text:style-name="P1"><text:span text:style-name="T1"/></text:p>
          <text:p text:style-name="P1"><text:span text:style-name="T1">WAIT_FOR_CAL</text:span></text:p>
          <text:p text:style-name="P1"><text:span text:style-name="T3"/></text:p>
          <text:p text:style-name="P1"><text:span text:style-name="T2"/></text:p>
          <text:p text:style-name="P1"><text:span text:style-name="T2"/></text:p>
        </draw:ellipse>
        <draw:line draw:style-name="gr3" draw:text-style-name="P2" draw:layer="layout" svg:x1="12.938cm" svg:y1="10.271cm" svg:x2="9.636cm" svg:y2="11.414cm">
          <text:p/>
        </draw:line>
        <draw:line draw:style-name="gr8" draw:text-style-name="P1" draw:layer="layout" svg:x1="9.382cm" svg:y1="16.494cm" svg:x2="7.069cm" svg:y2="16.456cm">
          <text:p/>
        </draw:line>
        <draw:line draw:style-name="gr8" draw:text-style-name="P1" draw:layer="layout" svg:x1="9.428cm" svg:y1="15.829cm" svg:x2="9.428cm" svg:y2="16.464cm">
          <text:p/>
        </draw:line>
        <draw:line draw:style-name="gr8" draw:text-style-name="P1" draw:layer="layout" svg:x1="7.096cm" svg:y1="16.494cm" svg:x2="7.096cm" svg:y2="6.715cm">
          <text:p/>
        </draw:line>
        <draw:line draw:style-name="gr3" draw:text-style-name="P1" draw:layer="layout" svg:x1="7.096cm" svg:y1="6.715cm" svg:x2="11.668cm" svg:y2="6.715cm">
          <text:p/>
        </draw:line>
        <draw:frame draw:style-name="gr11" draw:layer="layout" svg:width="3.639cm" svg:height="1.222cm" svg:x="9.426cm" svg:y="10.144cm">
          <draw:text-box>
            <text:p>NEXT pressed &amp;</text:p>
            <text:p><text:s text:c="7"/>RECAL</text:p>
          </draw:text-box>
        </draw:frame>
        <draw:frame draw:style-name="gr12" draw:layer="layout" svg:width="2.593cm" svg:height="0.569cm" svg:x="1.536cm" svg:y="6.132cm">
          <draw:text-box>
            <text:p text:style-name="P1"><text:span text:style-name="T3">Update uflow.cfg</text:span></text:p>
          </draw:text-box>
        </draw:frame>
        <draw:ellipse draw:style-name="gr2" draw:text-style-name="P2" draw:layer="layout" svg:width="2.794cm" svg:height="1.651cm" svg:x="8.058cm" svg:y="14.208cm">
          <text:p text:style-name="P1"><text:span text:style-name="T2"/></text:p>
          <text:p text:style-name="P1"><text:span text:style-name="T1"/></text:p>
          <text:p text:style-name="P1"><text:span text:style-name="T1">RECAL_STATE</text:span></text:p>
          <text:p text:style-name="P1"><text:span text:style-name="T3">Update UFLOW.CFG</text:span></text:p>
          <text:p text:style-name="P1"><text:span text:style-name="T2">Clear RECAL</text:span></text:p>
          <text:p text:style-name="P1"><text:span text:style-name="T2"/></text:p>
          <text:p text:style-name="P1"><text:span text:style-name="T2"/></text:p>
        </draw:ellipse>
        <draw:frame draw:style-name="gr7" draw:layer="layout" svg:width="3.639cm" svg:height="1.205cm" svg:x="9.426cm" svg:y="13.192cm">
          <draw:text-box>
            <text:p>TARE button</text:p>
          </draw:text-box>
        </draw:frame>
        <draw:line draw:style-name="gr3" draw:text-style-name="P1" draw:layer="layout" svg:x1="9.509cm" svg:y1="13.065cm" svg:x2="9.509cm" svg:y2="14.208cm">
          <text:p/>
        </draw:line>
        <draw:ellipse draw:style-name="gr2" draw:text-style-name="P2" draw:layer="layout" svg:width="2.794cm" svg:height="1.651cm" svg:x="16.875cm" svg:y="4.81cm">
          <text:p text:style-name="P1"><text:span text:style-name="T1"/></text:p>
          <text:p text:style-name="P1"><text:span text:style-name="T1">WIFI_INIT</text:span></text:p>
          <text:p text:style-name="P1"><text:span text:style-name="T1">“</text:span><text:span text:style-name="T1">Wait 10 sec</text:span></text:p>
          <text:p text:style-name="P1"><text:span text:style-name="T1">for connection”</text:span></text:p>
          <text:p text:style-name="P1"><text:span text:style-name="T2"/></text:p>
          <text:p text:style-name="P1"><text:span text:style-name="T2"/></text:p>
        </draw:ellipse>
        <draw:line draw:style-name="gr3" draw:text-style-name="P1" draw:layer="layout" svg:x1="18.399cm" svg:y1="6.461cm" svg:x2="18.399cm" svg:y2="7.731cm">
          <text:p/>
        </draw:line>
        <draw:ellipse draw:style-name="gr2" draw:text-style-name="P2" draw:layer="layout" svg:width="2.794cm" svg:height="1.651cm" svg:x="11.893cm" svg:y="22.591cm">
          <text:p text:style-name="P1"><text:span text:style-name="T2"/></text:p>
          <text:p text:style-name="P1"><text:span text:style-name="T1">POWER_OFF</text:span></text:p>
          <text:p text:style-name="P1"><text:span text:style-name="T1">Wait for power off</text:span></text:p>
          <text:p text:style-name="P1"><text:span text:style-name="T2"/></text:p>
        </draw:ellipse>
        <draw:line draw:style-name="gr3" draw:text-style-name="P1" draw:layer="layout" svg:x1="13.236cm" svg:y1="21.448cm" svg:x2="13.236cm" svg:y2="22.591cm">
          <text:p/>
        </draw:line>
        <draw:ellipse draw:style-name="gr1" draw:text-style-name="P2" draw:layer="layout" svg:width="2.794cm" svg:height="1.651cm" svg:x="7.539cm" svg:y="4.849cm">
          <text:p text:style-name="P1"><text:span text:style-name="T1">ERROR</text:span></text:p>
          <text:p text:style-name="P1"><text:span text:style-name="T2"/></text:p>
          <text:p text:style-name="P1"><text:span text:style-name="T2">Display Error</text:span></text:p>
        </draw:ellipse>
        <draw:line draw:style-name="gr3" draw:text-style-name="P2" draw:layer="layout" svg:x1="11.636cm" svg:y1="4.337cm" svg:x2="10.144cm" svg:y2="5.318cm">
          <text:p/>
        </draw:line>
        <draw:frame draw:style-name="gr13" draw:text-style-name="P3" draw:layer="layout" svg:width="2.794cm" svg:height="0.615cm" svg:x="8.874cm" svg:y="4.175cm">
          <draw:text-box>
            <text:p><text:span text:style-name="T2">SelfTestError !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size="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1-07-07T13:38:03.40</meta:creation-date>
    <dc:date>2022-08-03T11:26:55.58</dc:date>
    <dc:creator>Jerry Smith</dc:creator>
    <meta:editing-duration>P18DT23H10M30S</meta:editing-duration>
    <meta:editing-cycles>23</meta:editing-cycles>
    <meta:generator>OpenOffice/4.1.10$Win32 OpenOffice.org_project/4110m2$Build-9807</meta:generator>
    <meta:document-statistic meta:object-count="49"/>
  </office:meta>
</office:document-meta>
</file>